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family-generic="swiss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size="14pt" style:font-size-asian="12.25pt" style:font-size-complex="14pt"/>
    </style:style>
    <style:style style:name="P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style:font-size-asian="12.25pt" style:font-size-complex="14pt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7" style:family="paragraph" style:parent-style-name="Text_20_body">
      <style:text-properties fo:color="#ff3333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7"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margin-left="0in" fo:margin-right="0in" fo:text-indent="0in" style:auto-text-indent="false"/>
    </style:style>
    <style:style style:name="P20" style:family="paragraph" style:parent-style-name="Title" style:master-page-name="Textual_20_elements">
      <style:paragraph-properties style:page-number="1"/>
    </style:style>
    <style:style style:name="P21" style:family="paragraph" style:parent-style-name="Title" style:master-page-name="Textual_20_elements">
      <style:paragraph-properties style:page-number="auto"/>
    </style:style>
    <style:style style:name="P22" style:family="paragraph" style:parent-style-name="Title">
      <style:paragraph-properties fo:break-before="page"/>
    </style:style>
    <style:style style:name="P2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3465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QUISITOS TC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Sumário</text:p>
          </text:index-title>
          <text:p text:style-name="P9"><text:a xlink:type="simple" xlink:href="#__RefHeading__2065_2051713974" text:style-name="Index_20_Link" text:visited-style-name="Index_20_Link">1 Informações<text:tab/>1</text:a></text:p>
          <text:p text:style-name="P10"><text:a xlink:type="simple" xlink:href="#__RefHeading__708_121741837" text:style-name="Index_20_Link" text:visited-style-name="Index_20_Link">1.1 Datas<text:tab/>1</text:a></text:p>
          <text:p text:style-name="P10"><text:a xlink:type="simple" xlink:href="#__RefHeading__710_121741837" text:style-name="Index_20_Link" text:visited-style-name="Index_20_Link">1.2 Pontos<text:tab/>1</text:a></text:p>
          <text:p text:style-name="P10"><text:a xlink:type="simple" xlink:href="#__RefHeading__712_121741837" text:style-name="Index_20_Link" text:visited-style-name="Index_20_Link">1.3 Contatos<text:tab/>1</text:a></text:p>
          <text:p text:style-name="P9"><text:a xlink:type="simple" xlink:href="#__RefHeading__2067_2051713974" text:style-name="Index_20_Link" text:visited-style-name="Index_20_Link">2 dicas<text:tab/>2</text:a></text:p>
          <text:p text:style-name="P9"><text:a xlink:type="simple" xlink:href="#__RefHeading__2182_2051713974" text:style-name="Index_20_Link" text:visited-style-name="Index_20_Link">3 tcc1 – Pré-projeto<text:tab/>3</text:a></text:p>
          <text:p text:style-name="P10"><text:a xlink:type="simple" xlink:href="#__RefHeading__714_121741837" text:style-name="Index_20_Link" text:visited-style-name="Index_20_Link">3.1 Organização do pré-projeto<text:tab/>3</text:a></text:p>
          <text:p text:style-name="P10"><text:a xlink:type="simple" xlink:href="#__RefHeading__716_121741837" text:style-name="Index_20_Link" text:visited-style-name="Index_20_Link">3.2 Quadro teórico<text:tab/>4</text:a></text:p>
          <text:p text:style-name="P10"><text:a xlink:type="simple" xlink:href="#__RefHeading__718_121741837" text:style-name="Index_20_Link" text:visited-style-name="Index_20_Link">3.3 Quadro metodológico<text:tab/>4</text:a></text:p>
          <text:p text:style-name="P9"><text:a xlink:type="simple" xlink:href="#__RefHeading__520_2054553873" text:style-name="Index_20_Link" text:visited-style-name="Index_20_Link">4 Formatação<text:tab/>5</text:a></text:p>
          <text:p text:style-name="P9"><text:a xlink:type="simple" xlink:href="#__RefHeading__635_1111917065" text:style-name="Index_20_Link" text:visited-style-name="Index_20_Link">5 Quadro teórico<text:tab/>7</text:a></text:p>
        </text:index-body>
      </text:table-of-content>
      <text:p text:style-name="P3"/>
      <text:list xml:id="list1518993722" text:style-name="Numbering_20_2">
        <text:list-item>
          <text:h text:style-name="P20" text:outline-level="1"><text:bookmark-start text:name="__RefHeading__2065_2051713974"/><text:s/>Informações<text:bookmark-end text:name="__RefHeading__2065_2051713974"/></text:h>
        </text:list-item>
      </text:list>
      <text:p text:style-name="P2"/>
      <text:p text:style-name="P2"/>
      <text:p text:style-name="P2"/>
      <text:h text:style-name="Subtitle" text:outline-level="2"><text:bookmark-start text:name="__RefHeading__708_121741837"/>1.1 Datas<text:bookmark-end text:name="__RefHeading__708_121741837"/></text:h>
      <text:p text:style-name="Text_20_body"/>
      <text:p text:style-name="Text_20_body"/>
      <text:p text:style-name="P7">09/12/2014: definição dos alunos e temas.</text:p>
      <text:p text:style-name="P7">10/12/2014: área, delimitação, justificativa, objetivo geral e objetivo específico.</text:p>
      <text:p text:style-name="Text_20_body">28/01/2014: primeira entrega.</text:p>
      <text:p text:style-name="Text_20_body">11/02/2014: entrega.</text:p>
      <text:p text:style-name="Text_20_body"/>
      <text:p text:style-name="Text_20_body"/>
      <text:h text:style-name="Subtitle" text:outline-level="2"><text:bookmark-start text:name="__RefHeading__710_121741837"/>1.2 Pontos<text:bookmark-end text:name="__RefHeading__710_121741837"/></text:h>
      <text:p text:style-name="Text_20_body"/>
      <text:p text:style-name="Text_20_body"/>
      <text:p text:style-name="Text_20_body">10 pontos = Pré-projeto.</text:p>
      <text:p text:style-name="Text_20_body">10 pontos = Introdução / Objetivo / Justificativa.</text:p>
      <text:p text:style-name="Text_20_body">10 pontos = Quadro teórico / Quadro metodológico</text:p>
      <text:p text:style-name="Text_20_body"/>
      <text:p text:style-name="Text_20_body"/>
      <text:h text:style-name="Subtitle" text:outline-level="2"><text:bookmark-start text:name="__RefHeading__712_121741837"/>1.3 Contatos<text:bookmark-end text:name="__RefHeading__712_121741837"/></text:h>
      <text:p text:style-name="Text_20_body"/>
      <text:p text:style-name="Text_20_body"/>
      <text:p text:style-name="Text_20_body">Joelma: 9968-0560 / <text:a xlink:type="simple" xlink:href="../../../../media/felipe/Data/Dropbox/joelma.faria@uol.com.br" text:style-name="Internet_20_link"><text:span text:style-name="T1">joelma.faria@uol.com.br</text:span></text:a> </text:p>
      <text:list xml:id="list1844016339" text:continue-numbering="true" text:style-name="Numbering_20_2">
        <text:list-item>
          <text:h text:style-name="P21" text:outline-level="1"><text:bookmark-start text:name="__RefHeading__2067_2051713974"/><text:s/>dicas<text:bookmark-end text:name="__RefHeading__2067_2051713974"/></text:h>
        </text:list-item>
      </text:list>
      <text:p text:style-name="P2"/>
      <text:p text:style-name="P2"/>
      <text:p text:style-name="P2"/>
      <text:list xml:id="list6432158131" text:style-name="L1">
        <text:list-item>
          <text:p text:style-name="P11">Cronograma</text:p>
        </text:list-item>
        <text:list-item>
          <text:p text:style-name="P11">Contínuo/rotina</text:p>
        </text:list-item>
        <text:list-item>
          <text:p text:style-name="P11">Leitura/escrita</text:p>
        </text:list-item>
        <text:list-item>
          <text:p text:style-name="P11">Organização</text:p>
        </text:list-item>
        <text:list-item>
          <text:p text:style-name="P11">Originalidade</text:p>
        </text:list-item>
      </text:list>
      <text:list xml:id="list207393799" text:continue-list="list1844016339" text:style-name="Numbering_20_2">
        <text:list-item>
          <text:h text:style-name="P21" text:outline-level="1"><text:bookmark-start text:name="__RefHeading__2182_2051713974"/><text:s/>tcc1 – Pré-projeto<text:bookmark-end text:name="__RefHeading__2182_2051713974"/></text:h>
        </text:list-item>
      </text:list>
      <text:p text:style-name="P2"/>
      <text:p text:style-name="P2"/>
      <text:p text:style-name="P2"/>
      <text:list xml:id="list15189937221" text:style-name="L2">
        <text:list-item>
          <text:p text:style-name="P12">Primeira organização do que está pensando em trabalhar, de 5 a 8 páginas, fonte Times, tamanho 12, título 14 e espaçamento 1/2.</text:p>
        </text:list-item>
        <text:list-item>
          <text:p text:style-name="P12">Apresentação do tema: especificar qual é a área, e o que nessa área será especificado, exemplo: área de Java EE especificando modularização de software OSGi. </text:p>
        </text:list-item>
        <text:list-item>
          <text:p text:style-name="P12">Trazer autores sobre o tema escolhido, escrevendo suas opiniões.</text:p>
        </text:list-item>
        <text:list-item>
          <text:p text:style-name="P12">Procurar trabalhos que já foram feitos sobre o assunto para leitura do abstract (3 trabalhos – TCCs, dissertações e testes em bibliotecas, sites referenciados com aspectos científicos, como Google acadêmico, portal de periódicos da CAPES, Século, Ebsco). Depois de pesquisar escrever a proposta do seu trabalho. </text:p>
        </text:list-item>
        <text:list-item>
          <text:p text:style-name="P12">Fazer a justificativa, motivos e razões para essa pesquisa. Usar argumentos que torna utilizável seu projeto, qual a relevância social, acadêmica, profissional.</text:p>
        </text:list-item>
        <text:list-item>
          <text:p text:style-name="P12">Objetivos.</text:p>
        </text:list-item>
        <text:list-item>
          <text:p text:style-name="P12">Projeto de pesquisa</text:p>
        </text:list-item>
      </text:list>
      <text:p text:style-name="Text_20_body"/>
      <text:p text:style-name="Text_20_body"/>
      <text:h text:style-name="Subtitle" text:outline-level="2"><text:bookmark-start text:name="__RefHeading__714_121741837"/>3.1 Organização do pré-projeto<text:bookmark-end text:name="__RefHeading__714_121741837"/></text:h>
      <text:p text:style-name="Text_20_body"/>
      <text:p text:style-name="Text_20_body"/>
      <text:list xml:id="list6095433531" text:style-name="L3">
        <text:list-item>
          <text:p text:style-name="P13">Introdução </text:p>
        </text:list-item>
        <text:list-item>
          <text:p text:style-name="P13">Objetivo </text:p>
          <text:list>
            <text:list-item>
              <text:p text:style-name="P13">Objetivo geral</text:p>
            </text:list-item>
            <text:list-item>
              <text:p text:style-name="P13">Objetivo específico</text:p>
            </text:list-item>
          </text:list>
        </text:list-item>
        <text:list-item>
          <text:p text:style-name="P13">Justificativa </text:p>
        </text:list-item>
        <text:list-item>
          <text:p text:style-name="P13">Quadro teórico</text:p>
        </text:list-item>
        <text:list-item>
          <text:p text:style-name="P13">Quadro metodológico</text:p>
        </text:list-item>
      </text:list>
      <text:p text:style-name="Text_20_body"/>
      <text:p text:style-name="Text_20_body"/>
      <text:h text:style-name="Subtitle" text:outline-level="2"><text:bookmark-start text:name="__RefHeading__716_121741837"/><text:soft-page-break/>3.2 Quadro teórico<text:bookmark-end text:name="__RefHeading__716_121741837"/></text:h>
      <text:p text:style-name="Text_20_body"/>
      <text:p text:style-name="Text_20_body"/>
      <text:list xml:id="list1015584431" text:style-name="L4">
        <text:list-item>
          <text:p text:style-name="P14">Apresentar as teorias que serão usadas, por exemplo, java, cloud. Descrever o que é definições e resultados das teorias envolvidas no trabalho. </text:p>
        </text:list-item>
      </text:list>
      <text:list xml:id="list40012676" text:style-name="L5">
        <text:list-item>
          <text:p text:style-name="P15">Autores fundantes – 2/3 autores </text:p>
        </text:list-item>
        <text:list-item>
          <text:p text:style-name="P15">Citações diretas – exemplificativa, em uma frase define o que é. </text:p>
        </text:list-item>
        <text:list-item>
          <text:p text:style-name="P15">Citações indiretas – explicativas, com base em um livro você explica o assunto. </text:p>
        </text:list-item>
        <text:list-item>
          <text:p text:style-name="P15">2 páginas</text:p>
        </text:list-item>
      </text:list>
      <text:p text:style-name="Text_20_body"/>
      <text:p text:style-name="Text_20_body"/>
      <text:h text:style-name="Subtitle" text:outline-level="2"><text:bookmark-start text:name="__RefHeading__718_121741837"/>3.3 Quadro metodológico<text:bookmark-end text:name="__RefHeading__718_121741837"/></text:h>
      <text:p text:style-name="Text_20_body"/>
      <text:p text:style-name="Text_20_body"/>
      <text:list xml:id="list683277667" text:style-name="L6">
        <text:list-item>
          <text:p text:style-name="P16">Tipo de pesquisa (fazer uma das duas, falar no pré-projeto, definir e justificar): </text:p>
          <text:list>
            <text:list-item>
              <text:p text:style-name="P16">Pesquisa aplicada: desenvolver um produto real, palpável, que tem uma finalidade prática que pode ser aplicado em determinado contexto. Se será aplicado ou não é outra coisa. </text:p>
            </text:list-item>
            <text:list-item>
              <text:p text:style-name="P16">Pesquisa de intervenção: Quando o produto é aplicado em algum contexto e é efetivamente aplicado em uso e é mudado o modo como se faz alguma coisa é uma pesquisa de intervenção. </text:p>
            </text:list-item>
          </text:list>
        </text:list-item>
        <text:list-item>
          <text:p text:style-name="P16">Contexto de pesquisa: Onde esse trabalho pode ser usado em geral (pesquisa aplicado) ou onde pode ser usado específico (pesquisa de intervenção).</text:p>
        </text:list-item>
        <text:list-item>
          <text:p text:style-name="P16">Participantes: participantes do projeto com o orientador</text:p>
        </text:list-item>
        <text:list-item>
          <text:p text:style-name="P16">Instrumentos (o que será usado para dar um start no projeto, dizer quais são os instrumentos e por quê?): </text:p>
          <text:list>
            <text:list-item>
              <text:p text:style-name="P16">Questionários </text:p>
            </text:list-item>
            <text:list-item>
              <text:p text:style-name="P16">Entrevistas </text:p>
            </text:list-item>
            <text:list-item>
              <text:p text:style-name="P16">Reuniões</text:p>
            </text:list-item>
          </text:list>
        </text:list-item>
        <text:list-item>
          <text:p text:style-name="P16">Procedimentos: </text:p>
          <text:list>
            <text:list-item>
              <text:p text:style-name="P16">Passo a passo, contar o que imaginamos para fazer o projeto, colocando em itens <text:soft-page-break/>começados por verbos.</text:p>
            </text:list-item>
          </text:list>
        </text:list-item>
        <text:list-item>
          <text:p text:style-name="P16">Cronograma: </text:p>
          <text:list>
            <text:list-item>
              <text:p text:style-name="P16">O que pretende-se fazer e quando. Pré-projeto: fevereiro a junho.</text:p>
            </text:list-item>
          </text:list>
        </text:list-item>
        <text:list-item>
          <text:p text:style-name="P16">Orçamento: </text:p>
          <text:list>
            <text:list-item>
              <text:p text:style-name="P16">Fazer um orçamento, estimativa de gastos com livros, papéis, etc… o que imagina que gastaremos.</text:p>
            </text:list-item>
          </text:list>
        </text:list-item>
        <text:list-item>
          <text:p text:style-name="P16">Referências</text:p>
        </text:list-item>
      </text:list>
      <text:p text:style-name="Text_20_body"/>
      <text:p text:style-name="Text_20_body"/>
      <text:p text:style-name="Text_20_body"/>
      <text:list xml:id="list2154933277" text:continue-list="list207393799" text:style-name="Numbering_20_2">
        <text:list-item>
          <text:h text:style-name="Title" text:outline-level="1"><text:bookmark-start text:name="__RefHeading__520_2054553873"/><text:s/>Formatação<text:bookmark-end text:name="__RefHeading__520_2054553873"/></text:h>
        </text:list-item>
      </text:list>
      <text:p text:style-name="Text_20_body"/>
      <text:p text:style-name="Text_20_body"/>
      <text:p text:style-name="Text_20_body"/>
      <text:p text:style-name="P2">→ <text:span text:style-name="T2">Impressão entrega oficial:</text:span> A4 / branco / anverso</text:p>
      <text:p text:style-name="P2">→ <text:span text:style-name="T2">Margem </text:span><text:span text:style-name="T2">para entregas normais</text:span><text:span text:style-name="T2">:</text:span> superior (3), esquerda (3), inferior (2), direita (2)</text:p>
      <text:p text:style-name="P2"><text:span text:style-name="T2">→</text:span><text:span text:style-name="T2"> </text:span><text:span text:style-name="T2">Margem </text:span><text:span text:style-name="T2">para entrega final com capa dura</text:span><text:span text:style-name="T2">:</text:span> superior (3), esquerda (4), inferior (2), direita (2).</text:p>
      <text:p text:style-name="P2">→ <text:span text:style-name="T2">Fonte:</text:span> Times New Roman</text:p>
      <text:p text:style-name="P2">→ <text:span text:style-name="T2">Título:</text:span> tamanho 14</text:p>
      <text:p text:style-name="P2">→ <text:span text:style-name="T2">Subtítulos / corpo do texto:</text:span> tamanho 12</text:p>
      <text:p text:style-name="P2">→ <text:span text:style-name="T2">Citação diretas longas:</text:span> tamanho 10</text:p>
      <text:p text:style-name="P2">→ <text:span text:style-name="T2">Nota de rodapé: </text:span>tamanho 8</text:p>
      <text:p text:style-name="P2">→ <text:span text:style-name="T2">Capa:</text:span> nomes dos alunos, instituição, local e data tamanho 14; título do trabalho tamanho 16; todo o texto da capa com caixa alta, negrito, espaçamento simples e centralizado.</text:p>
      <text:p text:style-name="P2">→ <text:span text:style-name="T2">Contra capa: </text:span><text:span text:style-name="T3">fonte 12, espaçamento simples, justificado. Inicia após dois enters do títulos. Pressiona três enters e começa a escrever.</text:span></text:p>
      <text:p text:style-name="P2">→ <text:span text:style-name="T2">Corpo do texto: </text:span><text:span text:style-name="T3">espaçamento 1 e meio, texto justificado, títulos alinhados à esquerda</text:span></text:p>
      <text:p text:style-name="P2"><text:span text:style-name="T3"><text:tab/>→</text:span><text:span text:style-name="T3"> Títulos: caixa alta/negrito;</text:span></text:p>
      <text:p text:style-name="P6"><text:tab/>→ Subtítulos: 1ª letra maiúscula/negrito</text:p>
      <text:p text:style-name="P6"><text:tab/>→ Palavras estrangeiras: itálico.</text:p>
      <text:p text:style-name="P6"><text:tab/>→ Siglas: primeiro extenso e depois a sigla. Quando for mais de uma sigla, diz <text:soft-page-break/>somente a primeira e depois em nota de rodapé. Ainda pode colocar uma lista de siglas.</text:p>
      <text:p text:style-name="P2"><text:span text:style-name="T3">→ </text:span><text:span text:style-name="T2">Legenda de figuras: </text:span><text:span text:style-name="T3">centralizado com a figura, fonte tamanho 8</text:span></text:p>
      <text:p text:style-name="P2"><text:span text:style-name="T3">→ </text:span><text:span text:style-name="T2">Paginação: </text:span><text:span text:style-name="T3">canto inferior direito, inicia com 1 na contra capa, </text:span><text:span text:style-name="T3">número da página só aparece da 2ª página da introdução. Página que abre capítulo exibe o número.</text:span></text:p>
      <text:p text:style-name="P2"><text:span text:style-name="T3">→ </text:span><text:span text:style-name="T2">Referências: </text:span><text:span text:style-name="T3">Sem nº de indicação de capitulo; alinhadas a esquerda; espaçamento simples; 1 enter entre obras; em ordem alfabética pelo sobrenome; </text:span><text:span text:style-name="T3">se houver obras do mesmo autor deve ser ordenado do mais atual para a mais antiga;</text:span></text:p>
      <text:list xml:id="list1778566318" text:continue-numbering="true" text:style-name="Numbering_20_2">
        <text:list-item>
          <text:h text:style-name="P22" text:outline-level="1"><text:bookmark-start text:name="__RefHeading__635_1111917065"/><text:span text:style-name="T3"><text:s/>Q</text:span><text:span text:style-name="T3">uadro teórico</text:span><text:bookmark-end text:name="__RefHeading__635_1111917065"/></text:h>
        </text:list-item>
      </text:list>
      <text:p text:style-name="Text_20_body"/>
      <text:p text:style-name="Text_20_body"/>
      <text:p text:style-name="Text_20_body"/>
      <text:p text:style-name="P6">Semana 3 - Quadro teórico </text:p>
      <text:p text:style-name="P6">Semana 4 - Quadro teórico </text:p>
      <text:p text:style-name="P2"><text:span text:style-name="T3">Semana 5 - Orientações </text:span><text:span text:style-name="T3"><office:annotation><dc:creator>Felipe Rodrigues</dc:creator><dc:date>2015-02-21T14:06:51</dc:date><text:p text:style-name="P23"><text:span text:style-name="T4">Semanas 3, 4, 5 são de estudos</text:span></text:p></office:annotation></text:span></text:p>
      <text:p text:style-name="P6">Semana 6 - Entrega QT<office:annotation><dc:creator>Felipe Rodrigues</dc:creator><dc:date>2015-02-21T14:07:08</dc:date><text:p text:style-name="P23"><text:span text:style-name="T4">Entrega dia 12/03/2015</text:span></text:p></office:annotation></text:p>
      <text:p text:style-name="P2"/>
      <text:p text:style-name="P2"/>
      <text:p text:style-name="P2"/>
      <text:p text:style-name="P6">Composição do quadro teórico: </text:p>
      <text:p text:style-name="P6"/>
      <text:list xml:id="list1733546815" text:style-name="L7">
        <text:list-item>
          <text:p text:style-name="P18">Teorias de base para o desenvolvimento do produto; </text:p>
        </text:list-item>
        <text:list-item>
          <text:p text:style-name="P18">Linguagens, tecnologias e conhecimentos que embasam o trabalho; </text:p>
        </text:list-item>
        <text:list-item>
          <text:p text:style-name="P18">Dividir em seções; </text:p>
        </text:list-item>
        <text:list-item>
          <text:p text:style-name="P18">Ordem hierárquica, quando possível;</text:p>
        </text:list-item>
        <text:list-item>
          <text:p text:style-name="P17"><text:span text:style-name="T3">20 páginas </text:span><text:span text:style-name="T3">todo o projeto,</text:span><text:span text:style-name="T3"> tendo de 5 a 8 páginas o quadro teórico;</text:span></text:p>
        </text:list-item>
        <text:list-item>
          <text:p text:style-name="P18">Começar seções pelo histórico;</text:p>
        </text:list-item>
        <text:list-item>
          <text:p text:style-name="P18">Definições: podem ser fundantes e comentaristas. Comentaristas são o que vários indidíduos definem. Fundantes são aqueles que definiram primeiro, os inventores. É necessário colocar em order de definições, evolução, como começou e como foi evoluindo (evolução teórica);</text:p>
        </text:list-item>
        <text:list-item>
          <text:p text:style-name="P18">Autores relvantes (3 autores);</text:p>
        </text:list-item>
        <text:list-item>
          <text:p text:style-name="P17">Usar mais as citações <text:span text:style-name="T2">indiretas</text:span> (explicativas) e menos <text:span text:style-name="T2">diretas</text:span> (exemplificativas). Se for citação em inglês, citar em inglês e na nota de rodapé fazer a tradução e entre parênteses escrever “tradução nossa” ou de onde veio a tradução. Não fazer uma citação direta muito extensa, isso depende da definição. Nas citações inderetas, não alterar os conceitos, tem de ser fiel ao que o autor falou. Se não tiver autor no site, coloca-se o nome do site, se não tiver a data coloca-se a data de acesso, exemplo: “Segundo a IBM”. É preciso articular as citações, encaminhamento, uma coisa vai <text:soft-page-break/>puxando a outra, organização textual.</text:p>
        </text:list-item>
      </text:list>
      <text:p text:style-name="P2"/>
      <text:p text:style-name="P2"/>
      <text:p text:style-name="P2">Citações indiretas → são resumos realizados a partir de paráfrases (escrever o que alguém disse com minhas palavras, não e cópia e nem trocar palavras por sinônimos). Requerem leitura e compreensão do que é citado. Coloca-se da seguinte maneira “Nome do autor (ano)”.</text:p>
      <text:p text:style-name="P2"/>
      <text:p text:style-name="P2">Citações diretas → Curtas (até 3 linhas). Incorporadas ao parágrafo, vem sempre entre aspas, com autor, ano e página. Se for de página e não tiver página no lugar da página coloca-se (s.p), caso não tenha data coloca-se (s.d). Para citações longas (mais de 3 linhas), destacadas do parágrafo, recuo de 4 cm. Um enter e na linha de baixo, com espaçamento simples na citação, sem aspas, fonte 10, e no final autor, ano, p.</text:p>
      <text:p text:style-name="P2"/>
      <text:list xml:id="list1805785587" text:continue-list="list1778566318" text:style-name="Numbering_20_2">
        <text:list-item>
          <text:h text:style-name="P22" text:outline-level="1">Elementos de referência</text:h>
        </text:list-item>
      </text:list>
      <text:p text:style-name="Text_20_body"/>
      <text:p text:style-name="Text_20_body"/>
      <text:p text:style-name="P2">→ Autoria: SOBRENOME, <text:s/>+ nome ou inicial do nome + . <office:annotation><dc:creator>Felipe Rodrigues</dc:creator><dc:date>2015-02-26T19:23:50</dc:date><text:p text:style-name="P23"><text:span text:style-name="T5">Em negrito</text:span></text:p></office:annotation>Título do livro: + subtítulo.</text:p>
      <text:p text:style-name="P2"/>
      <text:p text:style-name="P2"/>
      <text:list xml:id="list1227234818" text:continue-numbering="true" text:style-name="Numbering_20_2">
        <text:list-item>
          <text:h text:style-name="P22" text:outline-level="1">Quadro metodológico</text:h>
        </text:list-item>
      </text:list>
      <text:p text:style-name="Text_20_body"/>
      <text:p text:style-name="P2">→ Como será feita a pesquisa? Roteiro, passo a passo, ordem, forma, técnicas, ações.</text:p>
      <text:p text:style-name="P2">→ Informações sobre o desenvolvimento e a execução da pesquisa.</text:p>
      <text:p text:style-name="P2">→ Técnica/prática.</text:p>
      <text:p text:style-name="P2">→ Texto descritivo – muito bem detalhado, é melhor sobrar do que faltar.</text:p>
      <text:p text:style-name="P2">→ Mínimo de citações, pois nós iremos contar o que nós imaginamos que será o projeto.</text:p>
      <text:p text:style-name="P2"/>
      <text:p text:style-name="P2">Tópicos:</text:p>
      <text:p text:style-name="P2">→ Tipos de pesquisa: é diferente de metodologia. Em S.I. Trabalha-se com dois tipos, que são, pequisa aplicada e pesquisa de intervenção. Primeiro deve-se apontar a escolha, se será aplicada ou intervenção, depois definir a metodologia baseado em pelo menos dois autores. Depois justificar a escolha, ou seja, porque para esse trabalho foi escolhido esse tipo de pesquisa.</text:p>
      <text:p text:style-name="P2">→ Contexto de pesquisa: imaginário ou real.</text:p>
      <text:p text:style-name="P2">→ Participantes, alunos, orientadores, pessoas externas. Descrever sobre.</text:p>
      <text:p text:style-name="P2">→ Instrumentos: questionários, entrevistas, reuniões. São usados para levantar informações. Levantar informações, definir o que é baseado em autores. Descrever objetivos. Quantas ou com quem.</text:p>
      <text:p text:style-name="P2">→ Procedimentos: ações que serão realizadas (verbos no infinitivo). Ex: fazer levantamento de livros da área. Topicalizados.</text:p>
      <text:p text:style-name="P2">→ Orçamento</text:p>
      <text:p text:style-name="P2">→ Cronograma: até em dezemb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family-generic="swiss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="100%" fo:margin-left="0in" fo:margin-right="0in" fo:margin-top="0in" fo:margin-bottom="0in" fo:line-height="150%" fo:text-align="justify" style:justify-single-word="false" fo:text-indent="0.4902in" style:auto-text-indent="false"/>
      <style:text-properties style:font-name="Times New Roman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loext:contextual-spacing="false" fo:margin-top="0in" fo:margin-bottom="0in" fo:line-height="150%" fo:text-align="start" style:justify-single-word="false" style:page-number="auto"/>
      <style:text-properties fo:text-transform="uppercase" style:font-name="Times New Roman" fo:font-size="14pt" fo:font-weight="normal" style:font-size-asian="28pt" style:font-weight-asian="bold" style:font-size-complex="28pt" style:font-weight-complex="600"/>
    </style:style>
    <style:style style:name="Subtitle" style:family="paragraph" style:parent-style-name="Title" style:next-style-name="Text_20_body" style:default-outline-level="2" style:list-style-name="" style:class="chapter">
      <style:paragraph-properties loext:contextual-spacing="false" fo:margin-top="0in" fo:margin-bottom="0in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style:font-name="Times New Roman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1.1799in" fo:margin-bottom="0.7902in" fo:margin-left="1.1799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1.1799in" fo:margin-bottom="0.7874in" fo:margin-left="1.179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9:18:36.640226240</meta:creation-date>
    <meta:editing-duration>PT3H15M36S</meta:editing-duration>
    <meta:editing-cycles>45</meta:editing-cycles>
    <meta:generator>LibreOffice/3.5$Linux_X86_64 LibreOffice_project/350m1$Build-2</meta:generator>
    <dc:date>2015-03-19T20:03:53</dc:date>
    <dc:creator>Felipe Prado</dc:creator>
    <meta:document-statistic meta:table-count="0" meta:image-count="0" meta:object-count="0" meta:page-count="12" meta:paragraph-count="123" meta:word-count="1315" meta:character-count="7816" meta:non-whitespace-character-count="6852"/>
  </office:meta>
</office:document-meta>
</file>